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1" style:family="table">
      <style:table-properties style:width="12.541cm" table:align="left"/>
    </style:style>
    <style:style style:name="Tabela1.A" style:family="table-column">
      <style:table-column-properties style:column-width="3.833cm"/>
    </style:style>
    <style:style style:name="Tabela1.B" style:family="table-column">
      <style:table-column-properties style:column-width="2.302cm"/>
    </style:style>
    <style:style style:name="Tabela1.C" style:family="table-column">
      <style:table-column-properties style:column-width="6.40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98a46" officeooo:paragraph-rsid="00098a46"/>
    </style:style>
    <style:style style:name="P2" style:family="paragraph" style:parent-style-name="Heading_20_2"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8a46"/>
    </style:style>
    <style:style style:name="P3" style:family="paragraph" style:parent-style-name="Text_20_body">
      <style:paragraph-properties fo:text-align="justify" style:justify-single-word="false"/>
      <style:text-properties officeooo:rsid="00098a46" officeooo:paragraph-rsid="000b2f4f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b2f4f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d4888" officeooo:paragraph-rsid="000d4888"/>
    </style:style>
    <style:style style:name="P6" style:family="paragraph" style:parent-style-name="Text_20_body">
      <style:paragraph-properties fo:text-align="justify" style:justify-single-word="false"/>
      <style:text-properties officeooo:paragraph-rsid="000d4888"/>
    </style:style>
    <style:style style:name="P7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8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d5717" officeooo:paragraph-rsid="000d5717"/>
    </style:style>
    <style:style style:name="P9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5717"/>
    </style:style>
    <style:style style:name="P10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5717" officeooo:paragraph-rsid="000d5717"/>
    </style:style>
    <style:style style:name="P11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98a46" officeooo:paragraph-rsid="0009adab"/>
    </style:style>
    <style:style style:name="P12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0dceac"/>
    </style:style>
    <style:style style:name="P13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0dceac"/>
    </style:style>
    <style:style style:name="P14" style:family="paragraph" style:parent-style-name="Text_20_body" style:list-style-name="L1">
      <style:paragraph-properties fo:margin-top="0.635cm" fo:margin-bottom="0.423cm" style:contextual-spacing="false" fo:line-height="125%"/>
      <style:text-properties officeooo:rsid="000dceac"/>
    </style:style>
    <style:style style:name="P15" style:family="paragraph" style:parent-style-name="Horizontal_20_Line">
      <style:paragraph-properties fo:margin-top="0.635cm" fo:margin-bottom="0.423cm" style:contextual-spacing="false" fo:line-height="125%"/>
      <style:text-properties officeooo:rsid="000dceac"/>
    </style:style>
    <style:style style:name="P16" style:family="paragraph" style:parent-style-name="Heading_20_3">
      <style:paragraph-properties fo:margin-top="0.635cm" fo:margin-bottom="0.423cm" style:contextual-spacing="false" fo:line-height="125%"/>
      <style:text-properties officeooo:rsid="000dceac"/>
    </style:style>
    <style:style style:name="P17" style:family="paragraph" style:parent-style-name="Text_20_body" style:list-style-name="L2">
      <style:paragraph-properties fo:margin-top="0.635cm" fo:margin-bottom="0.423cm" style:contextual-spacing="false" fo:line-height="125%"/>
      <style:text-properties officeooo:rsid="000dceac"/>
    </style:style>
    <style:style style:name="P18" style:family="paragraph" style:parent-style-name="Text_20_body" style:list-style-name="L3">
      <style:paragraph-properties fo:margin-top="0.635cm" fo:margin-bottom="0.423cm" style:contextual-spacing="false" fo:line-height="125%"/>
      <style:text-properties officeooo:rsid="000dceac"/>
    </style:style>
    <style:style style:name="P19" style:family="paragraph" style:parent-style-name="Text_20_body" style:list-style-name="L4">
      <style:paragraph-properties fo:margin-top="0.635cm" fo:margin-bottom="0.423cm" style:contextual-spacing="false" fo:line-height="125%"/>
      <style:text-properties officeooo:rsid="000dceac"/>
    </style:style>
    <style:style style:name="P20" style:family="paragraph" style:parent-style-name="Text_20_body" style:list-style-name="L5">
      <style:paragraph-properties fo:margin-top="0.635cm" fo:margin-bottom="0.423cm" style:contextual-spacing="false" fo:line-height="125%"/>
      <style:text-properties officeooo:rsid="000dceac"/>
    </style:style>
    <style:style style:name="P21" style:family="paragraph" style:parent-style-name="Text_20_body" style:list-style-name="L6">
      <style:paragraph-properties fo:margin-top="0.635cm" fo:margin-bottom="0.423cm" style:contextual-spacing="false" fo:line-height="125%"/>
      <style:text-properties officeooo:rsid="000dceac"/>
    </style:style>
    <style:style style:name="P22" style:family="paragraph" style:parent-style-name="Heading_20_2">
      <style:paragraph-properties fo:margin-top="0.635cm" fo:margin-bottom="0.423cm" style:contextual-spacing="false" fo:line-height="125%"/>
      <style:text-properties officeooo:rsid="000dceac"/>
    </style:style>
    <style:style style:name="P23" style:family="paragraph" style:parent-style-name="Text_20_body" style:list-style-name="L7">
      <style:paragraph-properties fo:margin-top="0.635cm" fo:margin-bottom="0.423cm" style:contextual-spacing="false" fo:line-height="125%"/>
      <style:text-properties officeooo:rsid="000dceac"/>
    </style:style>
    <style:style style:name="P24" style:family="paragraph" style:parent-style-name="Text_20_body" style:list-style-name="L8">
      <style:paragraph-properties fo:margin-top="0.635cm" fo:margin-bottom="0.423cm" style:contextual-spacing="false" fo:line-height="125%"/>
      <style:text-properties officeooo:rsid="000dceac"/>
    </style:style>
    <style:style style:name="P25" style:family="paragraph" style:parent-style-name="Text_20_body" style:list-style-name="L9">
      <style:paragraph-properties fo:margin-top="0.635cm" fo:margin-bottom="0.423cm" style:contextual-spacing="false" fo:line-height="125%"/>
      <style:text-properties officeooo:rsid="000dceac"/>
    </style:style>
    <style:style style:name="P26" style:family="paragraph" style:parent-style-name="Text_20_body" style:list-style-name="L10">
      <style:paragraph-properties fo:margin-top="0.635cm" fo:margin-bottom="0.423cm" style:contextual-spacing="false" fo:line-height="125%"/>
      <style:text-properties officeooo:rsid="000dceac"/>
    </style:style>
    <style:style style:name="P27" style:family="paragraph" style:parent-style-name="Text_20_body" style:list-style-name="L11">
      <style:paragraph-properties fo:margin-top="0.635cm" fo:margin-bottom="0.423cm" style:contextual-spacing="false" fo:line-height="125%"/>
      <style:text-properties officeooo:rsid="000dceac"/>
    </style:style>
    <style:style style:name="P28" style:family="paragraph" style:parent-style-name="Text_20_body" style:list-style-name="L12">
      <style:paragraph-properties fo:margin-top="0.635cm" fo:margin-bottom="0.423cm" style:contextual-spacing="false" fo:line-height="125%"/>
      <style:text-properties officeooo:rsid="000dceac"/>
    </style:style>
    <style:style style:name="P29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0dceac"/>
    </style:style>
    <style:style style:name="P30" style:family="paragraph" style:parent-style-name="Text_20_body">
      <style:paragraph-properties fo:margin-top="0.635cm" fo:margin-bottom="0.423cm" style:contextual-spacing="false" fo:line-height="125%"/>
      <style:text-properties officeooo:rsid="000dceac"/>
    </style:style>
    <style:style style:name="P31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4888" officeooo:paragraph-rsid="000d4888"/>
    </style:style>
    <style:style style:name="P32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ceac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b1dcd"/>
    </style:style>
    <style:style style:name="T2" style:family="text">
      <style:text-properties fo:font-variant="normal" fo:text-transform="none" fo:color="#f0f6fc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b1dcd"/>
    </style:style>
    <style:style style:name="T4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4888"/>
    </style:style>
    <style:style style:name="T5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5717"/>
    </style:style>
    <style:style style:name="T6" style:family="text">
      <style:text-properties officeooo:rsid="000d5717"/>
    </style:style>
    <style:style style:name="T7" style:family="text">
      <style:text-properties officeooo:rsid="000dd86a"/>
    </style:style>
    <style:style style:name="T8" style:family="text">
      <style:text-properties officeooo:rsid="000dcea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34---padrões-de-projetos-utilizados" text:anchor-type="page" text:anchor-page-number="1" svg:x="-0.741cm" svg:y="0cm" svg:width="0.741cm" draw:z-index="6">
        <draw:text-box fo:min-height="0.741cm">
          <text:p text:style-name="P33"/>
        </draw:text-box>
      </draw:frame>
      <draw:frame draw:style-name="fr1" draw:name="user-content-33---diagrama-de-classes" text:anchor-type="page" text:anchor-page-number="1" svg:x="-0.741cm" svg:y="0cm" svg:width="0.741cm" draw:z-index="5">
        <draw:text-box fo:min-height="0.741cm">
          <text:p text:style-name="P33"/>
        </draw:text-box>
      </draw:frame>
      <draw:frame draw:style-name="fr1" draw:name="user-content-32--️-requisitos-não-funcionais" text:anchor-type="page" text:anchor-page-number="1" svg:x="-0.741cm" svg:y="0cm" svg:width="0.741cm" draw:z-index="4">
        <draw:text-box fo:min-height="0.741cm">
          <text:p text:style-name="P33"/>
        </draw:text-box>
      </draw:frame>
      <draw:frame draw:style-name="fr1" draw:name="user-content-31---requisitos-funcionais" text:anchor-type="page" text:anchor-page-number="1" svg:x="-0.741cm" svg:y="0cm" svg:width="0.741cm" draw:z-index="3">
        <draw:text-box fo:min-height="0.741cm">
          <text:p text:style-name="P33"/>
        </draw:text-box>
      </draw:frame>
      <draw:frame draw:style-name="fr1" draw:name="user-content-3-️-arquitetura-da-solução" text:anchor-type="page" text:anchor-page-number="1" svg:x="-0.741cm" svg:y="0cm" svg:width="0.741cm" draw:z-index="2">
        <draw:text-box fo:min-height="0.741cm">
          <text:p text:style-name="P33"/>
        </draw:text-box>
      </draw:frame>
      <draw:frame draw:style-name="fr1" draw:name="user-content-2-️-tecnologias-utilizadas" text:anchor-type="page" text:anchor-page-number="1" svg:x="-0.741cm" svg:y="0cm" svg:width="0.741cm" draw:z-index="1">
        <draw:text-box fo:min-height="0.741cm">
          <text:p text:style-name="P33"/>
        </draw:text-box>
      </draw:frame>
      <draw:frame draw:style-name="fr1" draw:name="user-content-1--objetivo-do-projeto" text:anchor-type="page" text:anchor-page-number="1" svg:x="-0.741cm" svg:y="0cm" svg:width="0.741cm" draw:z-index="0">
        <draw:text-box fo:min-height="0.741cm">
          <text:p text:style-name="P33"/>
        </draw:text-box>
      </draw:frame>
      <text:p text:style-name="P1">Criação de um datawarehouse para os municípios da região de Ribeirão Preto</text:p>
      <text:h text:style-name="P2" text:outline-level="2"><text:span text:style-name="T1">1- </text:span>🎯 Objetivo do projeto</text:h>
      <text:p text:style-name="P3"><text:span text:style-name="T2"><text:tab/></text:span><text:span text:style-name="T3">O objetivo desse projeto é propor uma arquiterura de datawarehouse, usado dados climáticos dos municípios da região de Ribeirão Preto, além de explorar as métricas técnicas de desempenho do datawarehouse.</text:span></text:p>
      <text:p text:style-name="P4">2. 🛠️ Tecnologias utilizadas</text:p>
      <text:p text:style-name="P5">Python: Linguagem para a construção do ETL (Extração, Transformação e carga)</text:p>
      <text:p text:style-name="P5">Apache airflow: Orquestração do fluxo de dados</text:p>
      <text:p text:style-name="P5">Flower: Processamento distríbuido e execução assícrona de tarefas.</text:p>
      <text:p text:style-name="P5">Celery: Monitoramento das tarefas do Celery em tempo real:</text:p>
      <text:p text:style-name="P5">SQL SERVER: Bando de dados para a construção do datawarehouse</text:p>
      <text:p text:style-name="P6"><text:span text:style-name="T4">Docker compose: </text:span>empacotamento e execução dos serviços em ambiente isolado e padronizado.</text:p>
      <text:h text:style-name="P7" text:outline-level="2">3. 🏗️ Arquitetura da solução</text:h>
      <text:h text:style-name="P7" text:outline-level="2">3.1 – 📌 Requisitos funcionais</text:h>
      <text:p text:style-name="P8">RF1 – O sistema deve coletar dados da OpenWeatherAPI para os municípios da região de Ribeirão Preto.</text:p>
      <text:p text:style-name="P8">RF2-O sistema deve processar os dados brutos em estruturas análiticas (dimensões e fatos)</text:p>
      <text:p text:style-name="P9"><text:span text:style-name="T5">RF3-O sistema deve obter os campos </text:span>(temperatura, umidade, pressão, vento, chuva .)</text:p>
      <text:p text:style-name="P10">RF4-O sistema deve manter uma tabela fato (fato_clima).</text:p>
      <text:p text:style-name="P9"><text:span text:style-name="T6">RF5-O Sistema deve manter tabelas de dimensão </text:span>(<text:span text:style-name="Source_20_Text">dim_tempo</text:span>, <text:span text:style-name="Source_20_Text">dim_municipio</text:span>).</text:p>
      <text:p text:style-name="P8"/>
      <text:h text:style-name="P7" text:outline-level="2"><text:soft-page-break/>3.2 – ⚙️ Requisitos não funcionais</text:h>
      <text:p text:style-name="P8">RNF1 – O sistema deve processar cada carga de dados em menos de 1<text:span text:style-name="T7">0</text:span> minuto para os municípios</text:p>
      <text:p text:style-name="P8">RNF2 – As consultas Analiticas deve responder em segundos</text:p>
      <text:p text:style-name="P8">RNF3 – O Sistema deve coletar os dados climáticos em intervalo de 10 minutos.</text:p>
      <text:h text:style-name="P7" text:outline-level="2">3.3 – 📐 Diagrama de Classes</text:h>
      <text:h text:style-name="P11" text:outline-level="2"><text:span text:style-name="T2">3.4 – 🧩 Padrões de Projetos Utilizado</text:span><text:line-break/></text:h>
      <text:p text:style-name="P12">4 – Métricas do Datawarehouse</text:p>
      <text:p text:style-name="P12"/>
      <text:h text:style-name="P13" text:outline-level="3">1️⃣ <text:span text:style-name="Strong_20_Emphasis">Temperatura</text:span></text:h>
      <text:list text:style-name="L1">
        <text:list-item>
          <text:p text:style-name="P14"><text:span text:style-name="Strong_20_Emphasis">Temperatura média</text:span> diária, semanal, mensal.</text:p>
        </text:list-item>
        <text:list-item>
          <text:p text:style-name="P14"><text:span text:style-name="Strong_20_Emphasis">Temperatura mínima e máxima</text:span> por período.</text:p>
        </text:list-item>
        <text:list-item>
          <text:p text:style-name="P14"><text:span text:style-name="Strong_20_Emphasis">Amplitude térmica</text:span> (máx – mín) diária.</text:p>
        </text:list-item>
        <text:list-item>
          <text:p text:style-name="P14"><text:span text:style-name="Strong_20_Emphasis">Variação de temperatura</text:span> hora a hora ou dia a dia.</text:p>
        </text:list-item>
        <text:list-item>
          <text:p text:style-name="P14"><text:span text:style-name="Strong_20_Emphasis">Temperatura acumulada</text:span> (soma ou média ponderada em determinados intervalos).</text:p>
        </text:list-item>
      </text:list>
      <text:p text:style-name="P15"><text:soft-page-break/></text:p>
      <text:h text:style-name="P16" text:outline-level="3">2️⃣ <text:span text:style-name="Strong_20_Emphasis">Precipitação / Chuva</text:span></text:h>
      <text:list text:style-name="L2">
        <text:list-item>
          <text:p text:style-name="P17"><text:span text:style-name="Strong_20_Emphasis">Precipitação acumulada</text:span> diária, semanal, mensal.</text:p>
        </text:list-item>
        <text:list-item>
          <text:p text:style-name="P17"><text:span text:style-name="Strong_20_Emphasis">Dias com chuva</text:span> no período.</text:p>
        </text:list-item>
        <text:list-item>
          <text:p text:style-name="P17"><text:span text:style-name="Strong_20_Emphasis">Intensidade média de chuva</text:span> (mm/h).</text:p>
        </text:list-item>
        <text:list-item>
          <text:p text:style-name="P17"><text:span text:style-name="Strong_20_Emphasis">Eventos extremos</text:span> (chuva &gt; x mm/h ou &gt; x mm/dia).</text:p>
        </text:list-item>
      </text:list>
      <text:p text:style-name="P15"/>
      <text:h text:style-name="P16" text:outline-level="3">3️⃣ <text:span text:style-name="Strong_20_Emphasis">Vento</text:span></text:h>
      <text:list text:style-name="L3">
        <text:list-item>
          <text:p text:style-name="P18"><text:span text:style-name="Strong_20_Emphasis">Velocidade média do vento</text:span> por hora, dia, mês.</text:p>
        </text:list-item>
        <text:list-item>
          <text:p text:style-name="P18"><text:span text:style-name="Strong_20_Emphasis">Velocidade máxima</text:span> registrada.</text:p>
        </text:list-item>
        <text:list-item>
          <text:p text:style-name="P18"><text:span text:style-name="Strong_20_Emphasis">Direção predominante do vento</text:span> (N, NE, E, etc.).</text:p>
        </text:list-item>
        <text:list-item>
          <text:p text:style-name="P18"><text:span text:style-name="Strong_20_Emphasis">Rajadas de vento</text:span> (picos máximos).</text:p>
        </text:list-item>
      </text:list>
      <text:p text:style-name="P15"/>
      <text:h text:style-name="P16" text:outline-level="3">4️⃣ <text:span text:style-name="Strong_20_Emphasis">Umidade relativa</text:span></text:h>
      <text:list text:style-name="L4">
        <text:list-item>
          <text:p text:style-name="P19"><text:span text:style-name="Strong_20_Emphasis">Umidade média</text:span> diária/mensal.</text:p>
        </text:list-item>
        <text:list-item>
          <text:p text:style-name="P19"><text:span text:style-name="Strong_20_Emphasis">Umidade mínima e máxima</text:span>.</text:p>
        </text:list-item>
        <text:list-item>
          <text:p text:style-name="P19"><text:soft-page-break/><text:span text:style-name="Strong_20_Emphasis">Variação diária de umidade</text:span>.</text:p>
        </text:list-item>
      </text:list>
      <text:p text:style-name="P15"/>
      <text:h text:style-name="P16" text:outline-level="3">5️⃣ <text:span text:style-name="Strong_20_Emphasis">Pressão atmosférica</text:span></text:h>
      <text:list text:style-name="L5">
        <text:list-item>
          <text:p text:style-name="P20"><text:span text:style-name="Strong_20_Emphasis">Pressão média</text:span> diária/mensal.</text:p>
        </text:list-item>
        <text:list-item>
          <text:p text:style-name="P20"><text:span text:style-name="Strong_20_Emphasis">Pressão mínima e máxima</text:span>.</text:p>
        </text:list-item>
        <text:list-item>
          <text:p text:style-name="P20"><text:span text:style-name="Strong_20_Emphasis">Tendência da pressão</text:span> (subida ou queda rápida → útil para previsão de tempestades).</text:p>
        </text:list-item>
      </text:list>
      <text:p text:style-name="P15"/>
      <text:h text:style-name="P16" text:outline-level="3">6️⃣ <text:span text:style-name="Strong_20_Emphasis">Métricas derivadas / análises técnicas</text:span></text:h>
      <text:list text:style-name="L6">
        <text:list-item>
          <text:p text:style-name="P21"><text:span text:style-name="Strong_20_Emphasis">Índice de calor</text:span> (sensação térmica combinando temperatura e umidade).</text:p>
        </text:list-item>
        <text:list-item>
          <text:p text:style-name="P21"><text:span text:style-name="Strong_20_Emphasis">Probabilidade de chuva ou alerta meteorológico</text:span> (usando thresholds de chuva e vento).</text:p>
        </text:list-item>
        <text:list-item>
          <text:p text:style-name="P21"><text:span text:style-name="Strong_20_Emphasis">Número de eventos extremos</text:span> (temperatura, chuva, vento) em um período.</text:p>
        </text:list-item>
        <text:list-item>
          <text:p text:style-name="P21"><text:span text:style-name="Strong_20_Emphasis">Tendência climática</text:span> (comparação mês a mês ou ano a ano).</text:p>
        </text:list-item>
        <text:list-item>
          <text:p text:style-name="P21"><text:span text:style-name="Strong_20_Emphasis">Estabilidade do clima</text:span> (desvio padrão da temperatura/umidade).</text:p>
        </text:list-item>
      </text:list>
      <text:p text:style-name="P12">-----</text:p>
      <text:p text:style-name="P12">Métricas tecnicas do dw</text:p>
      <text:p text:style-name="P12"/>
      <text:p text:style-name="P12"><text:soft-page-break/></text:p>
      <text:p text:style-name="P15"/>
      <text:h text:style-name="P22" text:outline-level="2"><text:span text:style-name="Strong_20_Emphasis">1️⃣ Métricas de Integridade e Qualidade dos Dados</text:span></text:h>
      <text:list text:style-name="L7">
        <text:list-item>
          <text:p text:style-name="P23"><text:span text:style-name="Strong_20_Emphasis">Percentual de dados nulos ou faltantes</text:span> por tabela/coluna.</text:p>
        </text:list-item>
        <text:list-item>
          <text:p text:style-name="P23"><text:span text:style-name="Strong_20_Emphasis">Duplicidade de registros</text:span> (ex.: registros com mesma chave primária ou natural key).</text:p>
        </text:list-item>
        <text:list-item>
          <text:p text:style-name="P23"><text:span text:style-name="Strong_20_Emphasis">Validação de tipos de dados</text:span> (ex.: se campo numérico contém texto).</text:p>
        </text:list-item>
        <text:list-item>
          <text:p text:style-name="P23"><text:span text:style-name="Strong_20_Emphasis">Conformidade com regras de negócio</text:span> (ex.: saldo &gt;= 0, data válida).</text:p>
        </text:list-item>
      </text:list>
      <text:p text:style-name="P15"/>
      <text:h text:style-name="P22" text:outline-level="2"><text:span text:style-name="Strong_20_Emphasis">2️⃣ Métricas de Volume e Crescimento</text:span></text:h>
      <text:list text:style-name="L8">
        <text:list-item>
          <text:p text:style-name="P24"><text:span text:style-name="Strong_20_Emphasis">Volume total de dados</text:span> (MB/GB/TB) por tabela ou esquema.</text:p>
        </text:list-item>
        <text:list-item>
          <text:p text:style-name="P24"><text:span text:style-name="Strong_20_Emphasis">Crescimento diário/mensal de dados</text:span> (taxa de ingestão).</text:p>
        </text:list-item>
        <text:list-item>
          <text:p text:style-name="P24"><text:span text:style-name="Strong_20_Emphasis">Número de linhas carregadas por período</text:span>.</text:p>
        </text:list-item>
        <text:list-item>
          <text:p text:style-name="P24"><text:span text:style-name="Strong_20_Emphasis">Número de registros históricos armazenados</text:span>.</text:p>
        </text:list-item>
      </text:list>
      <text:p text:style-name="P15"/>
      <text:h text:style-name="P22" text:outline-level="2"><text:soft-page-break/><text:span text:style-name="Strong_20_Emphasis">3️⃣ Métricas de Performance e Tempo</text:span></text:h>
      <text:list text:style-name="L9">
        <text:list-item>
          <text:p text:style-name="P25"><text:span text:style-name="Strong_20_Emphasis">Tempo médio de carga ETL/ELT</text:span> (tempo que leva para extrair, transformar e carregar dados).</text:p>
        </text:list-item>
        <text:list-item>
          <text:p text:style-name="P25"><text:span text:style-name="Strong_20_Emphasis">Tempo de atualização dos dados</text:span> (latência entre fonte e DW).</text:p>
        </text:list-item>
        <text:list-item>
          <text:p text:style-name="P25"><text:span text:style-name="Strong_20_Emphasis">Tempo de execução de consultas críticas</text:span> (ex.: dashboards ou relatórios).</text:p>
        </text:list-item>
        <text:list-item>
          <text:p text:style-name="P25"><text:span text:style-name="Strong_20_Emphasis">Número de queries lentas</text:span> ou que excederam threshold definido.</text:p>
        </text:list-item>
      </text:list>
      <text:p text:style-name="P15"/>
      <text:h text:style-name="P22" text:outline-level="2"><text:span text:style-name="Strong_20_Emphasis">4️⃣ Métricas de Consistência</text:span></text:h>
      <text:list text:style-name="L10">
        <text:list-item>
          <text:p text:style-name="P26"><text:span text:style-name="Strong_20_Emphasis">Concordância entre dados fonte e DW</text:span> (data reconciliation).</text:p>
        </text:list-item>
        <text:list-item>
          <text:p text:style-name="P26"><text:span text:style-name="Strong_20_Emphasis">Número de erros de carga ETL</text:span> (ex.: falhas de transformação ou importação).</text:p>
        </text:list-item>
        <text:list-item>
          <text:p text:style-name="P26"><text:span text:style-name="Strong_20_Emphasis">Contagem de registros por tabela e comparação com expectativa</text:span>.</text:p>
        </text:list-item>
      </text:list>
      <text:p text:style-name="P15"/>
      <text:h text:style-name="P22" text:outline-level="2"><text:span text:style-name="Strong_20_Emphasis">5️⃣ Métricas de Utilização</text:span></text:h>
      <text:list text:style-name="L11">
        <text:list-item>
          <text:p text:style-name="P27"><text:span text:style-name="Strong_20_Emphasis">Número de consultas por usuário/dia</text:span>.</text:p>
        </text:list-item>
        <text:list-item>
          <text:p text:style-name="P27"><text:span text:style-name="Strong_20_Emphasis">Tabelas mais acessadas</text:span>.</text:p>
        </text:list-item>
        <text:list-item>
          <text:p text:style-name="P27"><text:span text:style-name="Strong_20_Emphasis">Queries com cache ou materialized views reutilizadas</text:span>.</text:p>
        </text:list-item>
      </text:list>
      <text:p text:style-name="P15"><text:soft-page-break/></text:p>
      <text:h text:style-name="P22" text:outline-level="2"><text:span text:style-name="Strong_20_Emphasis">6️⃣ Métricas de Armazenamento</text:span></text:h>
      <text:list text:style-name="L12">
        <text:list-item>
          <text:p text:style-name="P28"><text:span text:style-name="Strong_20_Emphasis">Tamanho por tabela</text:span> (em disco).</text:p>
        </text:list-item>
        <text:list-item>
          <text:p text:style-name="P28"><text:span text:style-name="Strong_20_Emphasis">Tamanho de índices</text:span>.</text:p>
        </text:list-item>
        <text:list-item>
          <text:p text:style-name="P28"><text:span text:style-name="Strong_20_Emphasis">Percentual de compressão</text:span> de dados (se usado columnar storage, ex.: Parquet, ClickHouse).</text:p>
        </text:list-item>
      </text:list>
      <text:p text:style-name="P12"/>
      <text:h text:style-name="P29" text:outline-level="2"><text:span text:style-name="Strong_20_Emphasis">3️⃣ Estrutura de Auditoria / Monitoramento (opcional)</text:span></text:h>
      <text:p text:style-name="P30">Para métricas técnicas do DW (SQL Server + DBT)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oluna</text:p>
            </table:table-cell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1" office:value-type="string">
            <text:p text:style-name="Table_20_Contents">id_auditoria</text:p>
          </table:table-cell>
          <table:table-cell table:style-name="Tabela1.A1" office:value-type="string">
            <text:p text:style-name="Table_20_Contents">INT PK</text:p>
          </table:table-cell>
          <table:table-cell table:style-name="Tabela1.A1" office:value-type="string">
            <text:p text:style-name="Table_20_Contents">Identificador único</text:p>
          </table:table-cell>
        </table:table-row>
        <table:table-row>
          <table:table-cell table:style-name="Tabela1.A1" office:value-type="string">
            <text:p text:style-name="Table_20_Contents">tabela</text:p>
          </table:table-cell>
          <table:table-cell table:style-name="Tabela1.A1" office:value-type="string">
            <text:p text:style-name="Table_20_Contents">VARCHAR</text:p>
          </table:table-cell>
          <table:table-cell table:style-name="Tabela1.A1" office:value-type="string">
            <text:p text:style-name="Table_20_Contents">Nome da tabela monitorada</text:p>
          </table:table-cell>
        </table:table-row>
        <table:table-row>
          <table:table-cell table:style-name="Tabela1.A1" office:value-type="string">
            <text:p text:style-name="Table_20_Contents">total_registros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Contagem total</text:p>
          </table:table-cell>
        </table:table-row>
        <table:table-row>
          <table:table-cell table:style-name="Tabela1.A1" office:value-type="string">
            <text:p text:style-name="Table_20_Contents">registros_nulos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Total de registros nulos</text:p>
          </table:table-cell>
        </table:table-row>
        <table:table-row>
          <table:table-cell table:style-name="Tabela1.A1" office:value-type="string">
            <text:p text:style-name="Table_20_Contents">registros_duplicados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Total de duplicados</text:p>
          </table:table-cell>
        </table:table-row>
        <table:table-row>
          <table:table-cell table:style-name="Tabela1.A1" office:value-type="string">
            <text:p text:style-name="Table_20_Contents">ultimo_carregamento</text:p>
          </table:table-cell>
          <table:table-cell table:style-name="Tabela1.A1" office:value-type="string">
            <text:p text:style-name="Table_20_Contents">DATETIME</text:p>
          </table:table-cell>
          <table:table-cell table:style-name="Tabela1.A1" office:value-type="string">
            <text:p text:style-name="Table_20_Contents">Timestamp do último ETL/DBT run</text:p>
          </table:table-cell>
        </table:table-row>
        <table:table-row>
          <table:table-cell table:style-name="Tabela1.A1" office:value-type="string">
            <text:p text:style-name="Table_20_Contents">tempo_execucao_etl</text:p>
          </table:table-cell>
          <table:table-cell table:style-name="Tabela1.A1" office:value-type="string">
            <text:p text:style-name="Table_20_Contents">FLOAT</text:p>
          </table:table-cell>
          <table:table-cell table:style-name="Tabela1.A1" office:value-type="string">
            <text:p text:style-name="Table_20_Contents">Tempo em segundos da execução</text:p>
          </table:table-cell>
        </table:table-row>
        <table:table-row>
          <table:table-cell table:style-name="Tabela1.A1" office:value-type="string">
            <text:p text:style-name="Table_20_Contents">status</text:p>
          </table:table-cell>
          <table:table-cell table:style-name="Tabela1.A1" office:value-type="string">
            <text:p text:style-name="Table_20_Contents">VARCHAR</text:p>
          </table:table-cell>
          <table:table-cell table:style-name="Tabela1.A1" office:value-type="string">
            <text:p text:style-name="Table_20_Contents">“sucesso” ou “falha”</text:p>
          </table:table-cell>
        </table:table-row>
      </table:table>
      <text:p text:style-name="P12"/>
      <text:p text:style-name="P31"><text:span text:style-name="T8">5</text:span> – Estrutura do banco <text:span text:style-name="T6">(Script SQL)</text:span></text:p>
      <text:p text:style-name="P12">5.1 – Tabelas</text:p>
      <text:p text:style-name="P32"><text:span text:style-name="T8">fato_clima , </text:span>dim_cida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9-27T22:26:15.304714899</dc:date>
    <meta:editing-duration>PT3H50M</meta:editing-duration>
    <meta:editing-cycles>7</meta:editing-cycles>
    <meta:document-statistic meta:table-count="1" meta:image-count="0" meta:object-count="0" meta:page-count="7" meta:paragraph-count="115" meta:word-count="749" meta:character-count="4731" meta:non-whitespace-character-count="4128"/>
  </office:meta>
</office:document-meta>
</file>